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sine" table:style-name="ta1">
        <table:table-column table:style-name="co1" table:number-columns-repeated="3" table:default-cell-style-name="Default"/>
        <table:table-column table:style-name="co2" table:number-columns-repeated="13" table:default-cell-style-name="Default"/>
        <table:table-column table:style-name="co1" table:default-cell-style-name="Default"/>
        <table:table-row table:style-name="ro1" table:number-rows-repeated="4">
          <table:table-cell table:number-columns-repeated="17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UMPRODUCT(A$2:A$9,B2:B9)/(SQRT(SUMSQ(B2:B9))*SQRT(SUMSQ($A$2:$A$9)))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4"/>
          <table:table-cell office:value-type="string" calcext:value-type="string">
            <text:p>mean</text:p>
          </table:table-cell>
          <table:table-cell office:value-type="string" calcext:value-type="string">
            <text:p>standard dev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AVERAGE([.E13:.M13])" office:value-type="float" office:value="64.2222222222222" calcext:value-type="float">
            <text:p>64.2222222222222</text:p>
          </table:table-cell>
          <table:table-cell table:formula="of:=COM.MICROSOFT.STDEV.P([.E13:.M13])" office:value-type="float" office:value="39.4117235174673" calcext:value-type="float">
            <text:p>39.41172351746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  <table:table-cell/>
          <table:table-cell table:formula="of:=AVERAGE([.E14:.M14])" office:value-type="float" office:value="78.2222222222222" calcext:value-type="float">
            <text:p>78.2222222222222</text:p>
          </table:table-cell>
          <table:table-cell table:formula="of:=COM.MICROSOFT.STDEV.P([.E14:.M14])" office:value-type="float" office:value="34.3277593461676" calcext:value-type="float">
            <text:p>34.3277593461676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4"/>
          <table:table-cell office:value-type="string" calcext:value-type="string">
            <text:p>sumprodu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rmalize</text:p>
          </table:table-cell>
          <table:table-cell/>
          <table:table-cell table:style-name="ce1" table:formula="of:=STANDARDIZE([.E13];[.$O$13];[.$P$13])" office:value-type="float" office:value="-0.411609053712978" calcext:value-type="float">
            <text:p>-0.41</text:p>
          </table:table-cell>
          <table:table-cell table:style-name="ce1" table:formula="of:=STANDARDIZE([.F13];[.$O$13];[.$P$13])" office:value-type="float" office:value="-0.995191753155351" calcext:value-type="float">
            <text:p>-1.00</text:p>
          </table:table-cell>
          <table:table-cell table:style-name="ce1" table:formula="of:=STANDARDIZE([.G13];[.$O$13];[.$P$13])" office:value-type="float" office:value="0.248093128265356" calcext:value-type="float">
            <text:p>0.25</text:p>
          </table:table-cell>
          <table:table-cell table:style-name="ce1" table:formula="of:=STANDARDIZE([.H13];[.$O$13];[.$P$13])" office:value-type="float" office:value="-0.995191753155351" calcext:value-type="float">
            <text:p>-1.00</text:p>
          </table:table-cell>
          <table:table-cell table:style-name="ce1" table:formula="of:=STANDARDIZE([.I13];[.$O$13];[.$P$13])" office:value-type="float" office:value="1.87197542236587" calcext:value-type="float">
            <text:p>1.87</text:p>
          </table:table-cell>
          <table:table-cell table:style-name="ce1" table:formula="of:=STANDARDIZE([.J13];[.$O$13];[.$P$13])" office:value-type="float" office:value="0.88242214939837" calcext:value-type="float">
            <text:p>0.88</text:p>
          </table:table-cell>
          <table:table-cell table:style-name="ce1" table:formula="of:=STANDARDIZE([.K13];[.$O$13];[.$P$13])" office:value-type="float" office:value="-0.792206466392786" calcext:value-type="float">
            <text:p>-0.79</text:p>
          </table:table-cell>
          <table:table-cell table:style-name="ce1" table:formula="of:=STANDARDIZE([.L13];[.$O$13];[.$P$13])" office:value-type="float" office:value="-0.868325948928748" calcext:value-type="float">
            <text:p>-0.87</text:p>
          </table:table-cell>
          <table:table-cell table:style-name="ce1" table:formula="of:=STANDARDIZE([.M13];[.$O$13];[.$P$13])" office:value-type="float" office:value="1.06003427531561" calcext:value-type="float">
            <text:p>1.06</text:p>
          </table:table-cell>
          <table:table-cell/>
          <table:table-cell table:formula="of:=SUMPRODUCT([.E17:.M17];[.E18:.M18])" office:value-type="float" office:value="-0.44381496951006" calcext:value-type="float">
            <text:p>-0.44381496951006</text:p>
          </table:table-cell>
          <table:table-cell table:formula="of:=SUMSQ([.E18:.M18])" office:value-type="float" office:value="9" calcext:value-type="float">
            <text:p>9</text:p>
          </table:table-cell>
          <table:table-cell table:formula="of:=SUMSQ( [.E17:.M17] )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table:style-name="ce1" table:formula="of:=STANDARDIZE([.E14];[.$O$14];[.$P$14])" office:value-type="float" office:value="-1.28823503381846" calcext:value-type="float">
            <text:p>-1.29</text:p>
          </table:table-cell>
          <table:table-cell table:style-name="ce1" table:formula="of:=STANDARDIZE([.F14];[.$O$14];[.$P$14])" office:value-type="float" office:value="0.343097772826022" calcext:value-type="float">
            <text:p>0.34</text:p>
          </table:table-cell>
          <table:table-cell table:style-name="ce1" table:formula="of:=STANDARDIZE([.G14];[.$O$14];[.$P$14])" office:value-type="float" office:value="1.53746643483359" calcext:value-type="float">
            <text:p>1.54</text:p>
          </table:table-cell>
          <table:table-cell table:style-name="ce1" table:formula="of:=STANDARDIZE([.H14];[.$O$14];[.$P$14])" office:value-type="float" office:value="-0.705616174302575" calcext:value-type="float">
            <text:p>-0.71</text:p>
          </table:table-cell>
          <table:table-cell table:style-name="ce1" table:formula="of:=STANDARDIZE([.I14];[.$O$14];[.$P$14])" office:value-type="float" office:value="0.110050229019667" calcext:value-type="float">
            <text:p>0.11</text:p>
          </table:table-cell>
          <table:table-cell table:style-name="ce1" table:formula="of:=STANDARDIZE([.J14];[.$O$14];[.$P$14])" office:value-type="float" office:value="-0.996925604060519" calcext:value-type="float">
            <text:p>-1.00</text:p>
          </table:table-cell>
          <table:table-cell table:style-name="ce1" table:formula="of:=STANDARDIZE([.K14];[.$O$14];[.$P$14])" office:value-type="float" office:value="-0.647354288350986" calcext:value-type="float">
            <text:p>-0.65</text:p>
          </table:table-cell>
          <table:table-cell table:style-name="ce1" table:formula="of:=STANDARDIZE([.L14];[.$O$14];[.$P$14])" office:value-type="float" office:value="1.71225209268836" calcext:value-type="float">
            <text:p>1.71</text:p>
          </table:table-cell>
          <table:table-cell table:style-name="ce1" table:formula="of:=STANDARDIZE([.M14];[.$O$14];[.$P$14])" office:value-type="float" office:value="-0.0647354288350988" calcext:value-type="float">
            <text:p>-0.06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4"/>
          <table:table-cell table:formula="of:=SQRT([.P17])*SQRT([.Q17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17]/[.O20]" office:value-type="float" office:value="-0.0493127743900067" calcext:value-type="float">
            <text:p>-0.049312774390007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normalize</text:p>
          </table:table-cell>
          <table:table-cell/>
          <table:table-cell table:style-name="ce1" office:value-type="float" office:value="1" calcext:value-type="float">
            <text:p>1.00</text:p>
          </table:table-cell>
          <table:table-cell table:style-name="ce1" office:value-type="float" office:value="2" calcext:value-type="float">
            <text:p>2.00</text:p>
          </table:table-cell>
          <table:table-cell table:style-name="ce1" office:value-type="float" office:value="3" calcext:value-type="float">
            <text:p>3.00</text:p>
          </table:table-cell>
          <table:table-cell table:style-name="ce1" office:value-type="float" office:value="4" calcext:value-type="float">
            <text:p>4.00</text:p>
          </table:table-cell>
          <table:table-cell table:style-name="ce1" office:value-type="float" office:value="5" calcext:value-type="float">
            <text:p>5.00</text:p>
          </table:table-cell>
          <table:table-cell table:style-name="ce1" office:value-type="float" office:value="6" calcext:value-type="float">
            <text:p>6.00</text:p>
          </table:table-cell>
          <table:table-cell table:style-name="ce1" office:value-type="float" office:value="7" calcext:value-type="float">
            <text:p>7.00</text:p>
          </table:table-cell>
          <table:table-cell table:style-name="ce1" office:value-type="float" office:value="8" calcext:value-type="float">
            <text:p>8.00</text:p>
          </table:table-cell>
          <table:table-cell table:style-name="ce1" office:value-type="float" office:value="9" calcext:value-type="float">
            <text:p>9.00</text:p>
          </table:table-cell>
          <table:table-cell/>
          <table:table-cell table:formula="of:=SUMPRODUCT([.E24:.M24];[.E25:.M25])" office:value-type="float" office:value="222" calcext:value-type="float">
            <text:p>222</text:p>
          </table:table-cell>
          <table:table-cell table:formula="of:=SUMSQ([.E25:.M25])" office:value-type="float" office:value="208" calcext:value-type="float">
            <text:p>208</text:p>
          </table:table-cell>
          <table:table-cell table:formula="of:=SUMSQ( [.E24:.M24] )" office:value-type="float" office:value="285" calcext:value-type="float">
            <text:p>285</text:p>
          </table:table-cell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.00</text:p>
          </table:table-cell>
          <table:table-cell table:style-name="ce1" office:value-type="float" office:value="2" calcext:value-type="float">
            <text:p>2.00</text:p>
          </table:table-cell>
          <table:table-cell table:style-name="ce1" office:value-type="float" office:value="3" calcext:value-type="float">
            <text:p>3.00</text:p>
          </table:table-cell>
          <table:table-cell table:style-name="ce1" office:value-type="float" office:value="4" calcext:value-type="float">
            <text:p>4.00</text:p>
          </table:table-cell>
          <table:table-cell table:style-name="ce1" office:value-type="float" office:value="5" calcext:value-type="float">
            <text:p>5.00</text:p>
          </table:table-cell>
          <table:table-cell table:style-name="ce1" office:value-type="float" office:value="6" calcext:value-type="float">
            <text:p>6.00</text:p>
          </table:table-cell>
          <table:table-cell table:style-name="ce1" office:value-type="float" office:value="7" calcext:value-type="float">
            <text:p>7.00</text:p>
          </table:table-cell>
          <table:table-cell table:style-name="ce1" office:value-type="float" office:value="8" calcext:value-type="float">
            <text:p>8.00</text:p>
          </table:table-cell>
          <table:table-cell table:style-name="ce1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4"/>
          <table:table-cell table:formula="of:=SQRT([.P24])*SQRT([.Q24])" office:value-type="float" office:value="243.474844696531" calcext:value-type="float">
            <text:p>243.474844696531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24]/[.O27]" office:value-type="float" office:value="0.911798507466767" calcext:value-type="float">
            <text:p>0.911798507466767</text:p>
          </table:table-cell>
          <table:table-cell/>
          <table:table-cell office:value-type="string" calcext:value-type="string">
            <text:p>cosine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3T22:23:53.468127143</meta:creation-date>
    <dc:date>2024-06-04T22:17:40.163506335</dc:date>
    <meta:editing-duration>PT16H47M47S</meta:editing-duration>
    <meta:editing-cycles>5</meta:editing-cycles>
    <meta:generator>LibreOffice/6.4.7.2$Linux_X86_64 LibreOffice_project/40$Build-2</meta:generator>
    <meta:document-statistic meta:table-count="1" meta:cell-count="76" meta:object-count="0"/>
  </office:meta>
</office:document-meta>
</file>